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表格1" style:family="table">
      <style:table-properties style:width="4.81cm" fo:margin-left="0cm" fo:margin-top="0cm" fo:margin-bottom="0cm" table:align="left" style:writing-mode="lr-tb"/>
    </style:style>
    <style:style style:name="表格1.A" style:family="table-column">
      <style:table-column-properties style:column-width="4.81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#ffffff" fo:padding-left="0.049cm" fo:padding-right="0.049cm" fo:padding-top="0cm" fo:padding-bottom="0cm" fo:border="none">
        <style:background-image/>
      </style:table-cell-properties>
    </style:style>
    <style:style style:name="P1" style:family="paragraph" style:parent-style-name="公文_28_全銜_29_" style:master-page-name="Standard">
      <style:paragraph-properties style:page-number="auto"/>
    </style:style>
    <style:style style:name="P2" style:family="paragraph" style:parent-style-name="公文_28_裝訂線_29_">
      <style:paragraph-properties fo:text-align="start" style:justify-single-word="false"/>
    </style:style>
    <style:style style:name="P3" style:family="paragraph" style:parent-style-name="公文_28_主管_29_">
      <style:paragraph-properties fo:padding="0cm" fo:border="non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公文_28_空白行_29_">
      <style:paragraph-properties fo:margin-left="10.5cm" fo:margin-right="0cm" fo:text-indent="-2.2cm" style:auto-text-indent="false"/>
    </style:style>
    <style:style style:name="P6" style:family="paragraph" style:parent-style-name="Frame_20_contents">
      <style:text-properties style:use-window-font-color="tru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a"/>
    </style:style>
    <style:style style:name="T2" style:family="text">
      <style:text-properties fo:color="#00000a" style:font-name="Times New Roman"/>
    </style:style>
    <style:style style:name="T3" style:family="text">
      <style:text-properties style:font-name="標楷體" fo:font-size="12pt" style:font-name-asian="標楷體1" style:font-size-asian="12pt"/>
    </style:style>
    <style:style style:name="gr1" style:family="graphic">
      <style:graphic-properties draw:stroke="dash" draw:stroke-dash="Dashed_20__28_var_29__20_4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2.534cm" fo:min-width="0.57cm" fo:padding-top="0cm" fo:padding-bottom="0cm" fo:padding-left="0cm" fo:padding-right="0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1.159cm" fo:min-width="4.785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2" draw:name="Text Box 2" draw:style-name="gr3" draw:text-style-name="P8" svg:width="5.292cm" svg:height="1.412cm" svg:x="14.499cm" svg:y="0.998cm"><loext:table table:name="表格1" table:style-name="表格1"><loext:table-column table:style-name="表格1.A"/><loext:table-row table:style-name="表格1.1"><loext:table-cell table:style-name="表格1.A1" office:value-type="string"><text:p text:style-name="公文_28_地址_29_"><text:s/>檔 <text:s text:c="3"/>號：</text:p></loext:table-cell></loext:table-row><loext:table-row table:style-name="表格1.1"><loext:table-cell table:style-name="表格1.A1" office:value-type="string"><text:p text:style-name="公文_28_地址_29_"><text:s/>保存年限：</text:p></loext:table-cell></loext:table-row></loext:table><text:p text:style-name="P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輔仁大學學校財團法人輔仁大學公共事務室　書函</text:p>
      <text:p text:style-name="P5">機關地址：新北市新莊區中正路510號</text:p>
      <text:p text:style-name="P5">承 辦 人：張榮盈</text:p>
      <text:p text:style-name="P5">電 <text:s text:c="3"/>話：02-29053068</text:p>
      <text:p text:style-name="P5">傳 <text:s text:c="3"/>真：02-29026201</text:p>
      <text:p text:style-name="P5">電子信箱：053433@mail.fju.edu.tw</text:p>
      <text:p text:style-name="公文_28_受文者_29_">受文者：<text:bookmark text:name="DesTo"/>如正、副本</text:p>
      <text:p text:style-name="公文_28_速別_29_">發文日期：中華民國107年11月2日</text:p>
      <text:p text:style-name="公文_28_速別_29_">發文字號：</text:p>
      <text:p text:style-name="公文_28_速別_29_">速別：速件</text:p>
      <text:p text:style-name="公文_28_速別_29_">密等及解密條件或保密期限： </text:p>
      <text:p text:style-name="公文_28_速別_29_">附件：附件一活動計畫書、附件二成果報告書（1071300867_1_ATTCH1.doc;</text:p>
      <text:p text:style-name="公文_28_速別_29_">1071300867_2_ATTCH2.doc，共二個電子檔案）</text:p>
      <text:p text:style-name="公文_28_主旨_29_">主旨：公告107學年度辦理「校友返校日」相關事宜，敬請配合辦理。</text:p>
      <text:p text:style-name="公文_28_主旨_29_">說明：說明：</text:p>
      <text:p text:style-name="公文_28_主旨_29_">一、為鼓勵各系所於校慶期間(12月1日~12月10日)舉辦系友返校活動，公共事務室將提供每系各30份輔大紀念品，供致送返校系友之用。</text:p>
      <text:p text:style-name="公文_28_主旨_29_">二、申請之系所請將校友活動計畫書(如附件一)於107年11月20日(星期二)前送交公共事務室，本室將統一於11月28日(星期三)發放紀念品。</text:p>
      <text:p text:style-name="公文_28_主旨_29_">三、活動結束後，請詳填成果報告書(如附件二)之各項內容，於107年12月21日(星期五)前擲交公共事務室。</text:p>
      <text:p text:style-name="公文_28_主旨_29_">四、相關表格(活動計畫書及成果報告書)請至公共事務室網站下載。</text:p>
      <text:p text:style-name="公文_28_空白行_29_"><text:bookmark text:name="_GoBack"/></text:p>
      <text:p text:style-name="P3">(　公　共　事　務　室　章　戳　﹞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9pt" fo:language="en" fo:country="US" style:letter-kerning="true" style:font-name-asian="新細明體1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9pt" fo:language="en" fo:country="US" style:letter-kerning="true" style:font-name-asian="新細明體1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9pt" style:letter-kerning="true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318cm" fo:margin-bottom="0.318cm" loext:contextual-spacing="false" fo:line-height="300%" fo:keep-with-next="always"/>
      <style:text-properties style:font-name="Arial" fo:font-family="Arial" style:font-family-generic="roman" style:font-pitch="variable" fo:font-size="26pt" fo:font-weight="bold" style:letter-kerning="true" style:font-size-asian="26pt" style:font-weight-asian="bold"/>
    </style:style>
    <style:style style:name="Heading_20_2" style:display-name="Heading 2" style:family="paragraph" style:parent-style-name="Standard" style:default-outline-level="2" style:class="text">
      <style:paragraph-properties fo:line-height="300%" fo:keep-with-next="always"/>
      <style:text-properties style:font-name="Arial" fo:font-family="Arial" style:font-family-generic="roman" style:font-pitch="variable" fo:font-size="24pt" fo:font-weight="bold" style:font-size-asian="24pt" style:font-weight-asian="bold"/>
    </style:style>
    <style:style style:name="Heading_20_3" style:display-name="Heading 3" style:family="paragraph" style:parent-style-name="Standard" style:default-outline-level="3" style:class="text">
      <style:paragraph-properties fo:line-height="300%" fo:keep-with-next="always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Heading_20_4" style:display-name="Heading 4" style:family="paragraph" style:parent-style-name="Standard" style:default-outline-level="4" style:class="text">
      <style:paragraph-properties fo:line-height="300%" fo:keep-with-next="always"/>
      <style:text-properties style:font-name="Arial" fo:font-family="Arial" style:font-family-generic="roman" style:font-pitch="variable" fo:font-size="18pt" style:font-size-asian="18pt"/>
    </style:style>
    <style:style style:name="Heading_20_5" style:display-name="Heading 5" style:family="paragraph" style:parent-style-name="Standard" style:default-outline-level="5" style:class="text">
      <style:paragraph-properties fo:line-height="300%" fo:keep-with-next="always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Heading_20_6" style:display-name="Heading 6" style:family="paragraph" style:parent-style-name="Standard" style:default-outline-level="6" style:class="text">
      <style:paragraph-properties fo:line-height="300%" fo:keep-with-next="always"/>
      <style:text-properties style:font-name="Arial" fo:font-family="Arial" style:font-family-generic="roman" style:font-pitch="variable" fo:font-size="18pt" style:font-size-asian="18pt"/>
    </style:style>
    <style:style style:name="Heading_20_7" style:display-name="Heading 7" style:family="paragraph" style:parent-style-name="Standard" style:default-outline-level="7" style:class="text">
      <style:paragraph-properties fo:line-height="300%" fo:keep-with-next="always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Heading_20_8" style:display-name="Heading 8" style:family="paragraph" style:parent-style-name="Standard" style:default-outline-level="8" style:class="text">
      <style:paragraph-properties fo:line-height="300%" fo:keep-with-next="always"/>
      <style:text-properties style:font-name="Arial" fo:font-family="Arial" style:font-family-generic="roman" style:font-pitch="variable" fo:font-size="18pt" style:font-size-asian="18pt"/>
    </style:style>
    <style:style style:name="Heading_20_9" style:display-name="Heading 9" style:family="paragraph" style:parent-style-name="Standard" style:default-outline-level="9" style:class="text">
      <style:paragraph-properties fo:line-height="300%" fo:keep-with-next="always"/>
      <style:text-properties style:font-name="Arial" fo:font-family="Arial" style:font-family-generic="roman" style:font-pitch="variable" fo:font-size="18pt" style:font-size-asian="18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公文_28_全銜_29_" style:display-name="公文(全銜)" style:family="paragraph" style:auto-update="true" style:default-outline-level="">
      <style:paragraph-properties style:line-height-at-least="0cm" fo:text-align="center" style:justify-single-word="false" fo:orphans="0" fo:widows="0" style:vertical-align="middle" style:writing-mode="lr-tb"/>
      <style:text-properties fo:font-size="20pt" style:letter-kerning="true" style:font-name-asian="標楷體1" style:font-family-asian="標楷體" style:font-family-generic-asian="system" style:font-pitch-asian="variable" style:font-size-asian="20pt"/>
    </style:style>
    <style:style style:name="公文_28_共用樣式_29_" style:display-name="公文(共用樣式)" style:family="paragraph" style:default-outline-level="">
      <style:paragraph-properties style:line-height-at-least="0cm" fo:text-align="start" style:justify-single-word="false" fo:orphans="0" fo:widows="0" style:writing-mode="lr-tb"/>
      <style:text-properties fo:font-size="12pt" style:letter-kerning="true" style:font-name-asian="標楷體1" style:font-family-asian="標楷體" style:font-family-generic-asian="system" style:font-pitch-asian="variable" style:font-size-asian="12pt"/>
    </style:style>
    <style:style style:name="公文_28_速別_29_" style:display-name="公文(速別)" style:family="paragraph" style:parent-style-name="公文_28_共用樣式_29_" style:default-outline-level=""/>
    <style:style style:name="公文_28_密等_29_" style:display-name="公文(密等)" style:family="paragraph" style:parent-style-name="公文_28_共用樣式_29_" style:default-outline-level=""/>
    <style:style style:name="公文_28_發文日期_29_" style:display-name="公文(發文日期)" style:family="paragraph" style:parent-style-name="公文_28_共用樣式_29_" style:default-outline-level=""/>
    <style:style style:name="公文_28_發文字號_29_" style:display-name="公文(發文字號)" style:family="paragraph" style:parent-style-name="公文_28_共用樣式_29_" style:default-outline-level=""/>
    <style:style style:name="公文_28_附件_29_" style:display-name="公文(附件)" style:family="paragraph" style:parent-style-name="公文_28_共用樣式_29_" style:default-outline-level=""/>
    <style:style style:name="公文_28_地址_29_" style:display-name="公文(地址)" style:family="paragraph" style:parent-style-name="公文_28_共用樣式_29_" style:default-outline-level="">
      <style:paragraph-properties fo:margin-left="0cm" fo:margin-right="-1.501cm" fo:text-indent="0cm" style:auto-text-indent="false">
        <style:tab-stops>
          <style:tab-stop style:position="17.002cm"/>
          <style:tab-stop style:position="19.002cm"/>
        </style:tab-stops>
      </style:paragraph-properties>
      <style:text-properties fo:font-size="10pt" style:font-size-asian="10pt"/>
    </style:style>
    <style:style style:name="公文_28_正本_29_" style:display-name="公文(正本)" style:family="paragraph" style:parent-style-name="公文_28_共用樣式_29_" style:default-outline-level="">
      <style:paragraph-properties fo:margin-left="1.27cm" fo:margin-right="0cm" fo:text-indent="-1.27cm" style:auto-text-indent="false"/>
    </style:style>
    <style:style style:name="公文_28_副本_29_" style:display-name="公文(副本)" style:family="paragraph" style:parent-style-name="公文_28_共用樣式_29_" style:default-outline-level="">
      <style:paragraph-properties fo:margin-left="1.27cm" fo:margin-right="0cm" fo:text-indent="-1.27cm" style:auto-text-indent="false"/>
    </style:style>
    <style:style style:name="公文_28_受文者_29_" style:display-name="公文(受文者)" style:family="paragraph" style:parent-style-name="公文_28_共用樣式_29_" style:auto-update="true" style:default-outline-level="">
      <style:text-properties fo:font-size="16pt" style:font-size-asian="16pt"/>
    </style:style>
    <style:style style:name="公文_28_主旨_29_" style:display-name="公文(主旨)" style:family="paragraph" style:parent-style-name="公文_28_共用樣式_29_" style:default-outline-level="">
      <style:paragraph-properties fo:margin-left="1.69cm" fo:margin-right="0cm" fo:line-height="0.882cm" fo:text-indent="-1.69cm" style:auto-text-indent="false"/>
      <style:text-properties fo:font-size="16pt" style:font-size-asian="16pt"/>
    </style:style>
    <style:style style:name="公文_28_裝訂線_29_" style:display-name="公文(裝訂線)" style:family="paragraph" style:parent-style-name="Standard" style:default-outline-level="">
      <style:paragraph-properties style:line-height-at-least="0.423cm" fo:orphans="2" fo:widows="2" style:vertical-align="baseline" style:snap-to-layout-grid="false"/>
      <style:text-properties fo:color="#ff0000" style:font-name="新細明體" fo:font-family="新細明體" style:font-family-generic="roman" style:font-pitch="variable" style:letter-kerning="false"/>
    </style:style>
    <style:style style:name="公文_28_會辦單位_29_" style:display-name="公文(會辦單位)" style:family="paragraph" style:parent-style-name="Standard" style:default-outline-level="">
      <style:paragraph-properties fo:margin-left="5.001cm" fo:margin-right="0cm" style:line-height-at-least="0cm" fo:text-indent="0cm" style:auto-text-indent="false"/>
      <style:text-properties fo:font-size="12pt" style:font-name-asian="標楷體1" style:font-family-asian="標楷體" style:font-family-generic-asian="system" style:font-pitch-asian="variable" style:font-size-asian="12pt"/>
    </style:style>
    <style:style style:name="公文_28_敬陳_29_" style:display-name="公文(敬陳)" style:family="paragraph" style:parent-style-name="公文_28_共用樣式_29_" style:default-outline-level="">
      <style:paragraph-properties fo:margin-left="1.411cm" fo:margin-right="0cm" fo:text-indent="0cm" style:auto-text-indent="false"/>
      <style:text-properties fo:font-size="16pt" style:font-size-asian="16pt"/>
    </style:style>
    <style:style style:name="公文_28_主管_29_" style:display-name="公文(主管)" style:family="paragraph" style:parent-style-name="公文_28_共用樣式_29_" style:default-outline-level="">
      <style:paragraph-properties>
        <style:tab-stops>
          <style:tab-stop style:position="10.001cm"/>
        </style:tab-stops>
      </style:paragraph-properties>
      <style:text-properties fo:font-size="20pt" style:font-size-asian="2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Normal_20_Indent" style:display-name="Normal Indent" style:family="paragraph" style:parent-style-name="Standard" style:default-outline-level="">
      <style:paragraph-properties fo:margin-left="0.847cm" fo:margin-right="0cm" fo:text-indent="0cm" style:auto-text-indent="false"/>
    </style:style>
    <style:style style:name="公文_28_頁碼_29_" style:display-name="公文(頁碼)" style:family="paragraph" style:parent-style-name="公文_28_共用樣式_29_" style:default-outline-level="">
      <style:text-properties fo:color="#ff0000" fo:font-size="14pt" style:font-size-asian="14pt"/>
    </style:style>
    <style:style style:name="公文_28_聯絡人_29_" style:display-name="公文(聯絡人)" style:family="paragraph" style:parent-style-name="公文_28_共用樣式_29_" style:default-outline-level="">
      <style:paragraph-properties fo:margin-left="14.601cm" fo:margin-right="0cm" fo:line-height="0.564cm" fo:text-indent="0cm" style:auto-text-indent="false"/>
      <style:text-properties fo:font-size="14pt" style:font-size-asian="14pt"/>
    </style:style>
    <style:style style:name="公文_28_開會事由_29_" style:display-name="公文(開會事由)" style:family="paragraph" style:parent-style-name="公文_28_共用樣式_29_" style:default-outline-level="">
      <style:paragraph-properties fo:margin-left="2.822cm" fo:margin-right="0cm" fo:text-indent="-2.822cm" style:auto-text-indent="false"/>
      <style:text-properties fo:font-size="14pt" style:font-size-asian="14pt"/>
    </style:style>
    <style:style style:name="公文_28_開會時間_29_" style:display-name="公文(開會時間)" style:family="paragraph" style:parent-style-name="公文_28_共用樣式_29_" style:default-outline-level="">
      <style:paragraph-properties fo:margin-left="3.101cm" fo:margin-right="0cm" fo:text-indent="-3.101cm" style:auto-text-indent="false"/>
      <style:text-properties fo:font-size="16pt" style:font-size-asian="16pt"/>
    </style:style>
    <style:style style:name="公文_28_開會地點_29_" style:display-name="公文(開會地點)" style:family="paragraph" style:parent-style-name="公文_28_共用樣式_29_" style:default-outline-level="">
      <style:paragraph-properties fo:margin-left="3.101cm" fo:margin-right="0cm" fo:text-indent="-3.101cm" style:auto-text-indent="false"/>
      <style:text-properties fo:font-size="16pt" style:font-size-asian="16pt"/>
    </style:style>
    <style:style style:name="公文_28_主持人_29_" style:display-name="公文(主持人)" style:family="paragraph" style:parent-style-name="公文_28_共用樣式_29_" style:default-outline-level="">
      <style:paragraph-properties fo:margin-left="1.976cm" fo:margin-right="0cm" fo:text-indent="-1.976cm" style:auto-text-indent="false"/>
      <style:text-properties fo:font-size="14pt" style:font-size-asian="14pt"/>
    </style:style>
    <style:style style:name="公文_28_出席者_29_" style:display-name="公文(出席者)" style:family="paragraph" style:parent-style-name="公文_28_共用樣式_29_" style:default-outline-level="">
      <style:paragraph-properties fo:margin-left="2.54cm" fo:margin-right="0cm" fo:text-indent="-2.54cm" style:auto-text-indent="false"/>
      <style:text-properties fo:font-size="16pt" style:font-size-asian="16pt"/>
    </style:style>
    <style:style style:name="公文_28_列席者_29_" style:display-name="公文(列席者)" style:family="paragraph" style:parent-style-name="公文_28_共用樣式_29_" style:default-outline-level="">
      <style:paragraph-properties fo:margin-left="2.54cm" fo:margin-right="0cm" fo:text-indent="-2.54cm" style:auto-text-indent="false"/>
      <style:text-properties fo:font-size="16pt" style:font-size-asian="16pt"/>
    </style:style>
    <style:style style:name="公文_28_備註_29_" style:display-name="公文(備註)" style:family="paragraph" style:parent-style-name="公文_28_共用樣式_29_" style:default-outline-level="">
      <style:paragraph-properties fo:margin-left="1.482cm" fo:margin-right="0cm" fo:text-indent="-1.482cm" style:auto-text-indent="false"/>
    </style:style>
    <style:style style:name="公文_28_後續段落_5f_主旨_29_" style:display-name="公文(後續段落_主旨)" style:family="paragraph" style:parent-style-name="公文_28_共用樣式_29_" style:default-outline-level="">
      <style:paragraph-properties fo:margin-left="1.69cm" fo:margin-right="0cm" fo:text-indent="0cm" style:auto-text-indent="false"/>
      <style:text-properties fo:font-size="16pt" style:font-size-asian="16pt"/>
    </style:style>
    <style:style style:name="公文_28_後續段落_5f_開會事由_29_" style:display-name="公文(後續段落_開會事由)" style:family="paragraph" style:parent-style-name="公文_28_共用樣式_29_" style:default-outline-level="">
      <style:paragraph-properties fo:margin-left="3.101cm" fo:margin-right="0cm" fo:text-indent="0cm" style:auto-text-indent="false"/>
      <style:text-properties fo:font-size="16pt" style:font-size-asian="16pt"/>
    </style:style>
    <style:style style:name="公文_28_後續段落_5f_受文者_29_" style:display-name="公文(後續段落_受文者)" style:family="paragraph" style:parent-style-name="公文_28_共用樣式_29_" style:default-outline-level="">
      <style:paragraph-properties fo:margin-left="2.54cm" fo:margin-right="0cm" fo:text-indent="0cm" style:auto-text-indent="false"/>
      <style:text-properties fo:font-size="16pt" style:font-size-asian="16pt"/>
    </style:style>
    <style:style style:name="公文_28_後續段落_5f_副本_29_" style:display-name="公文(後續段落_副本)" style:family="paragraph" style:parent-style-name="公文_28_共用樣式_29_" style:default-outline-level="">
      <style:paragraph-properties fo:margin-left="1.482cm" fo:margin-right="0cm" fo:text-indent="0cm" style:auto-text-indent="false"/>
    </style:style>
    <style:style style:name="公文_28_後續段落_5f_主持人_29_" style:display-name="公文(後續段落_主持人)" style:family="paragraph" style:parent-style-name="公文_28_共用樣式_29_" style:default-outline-level="">
      <style:paragraph-properties fo:margin-left="2.54cm" fo:margin-right="0cm" fo:text-indent="0cm" style:auto-text-indent="false"/>
      <style:text-properties fo:font-size="16pt" style:font-size-asian="16pt"/>
    </style:style>
    <style:style style:name="公文_28_後續段落_5f_發文日期_29_" style:display-name="公文(後續段落_發文日期)" style:family="paragraph" style:parent-style-name="公文_28_共用樣式_29_" style:default-outline-level="">
      <style:paragraph-properties fo:margin-left="2.328cm" fo:margin-right="0cm" fo:text-indent="0cm" style:auto-text-indent="false"/>
    </style:style>
    <style:style style:name="macro" style:family="paragraph" style:default-outline-level="">
      <style:paragraph-properties fo:text-align="start" style:justify-single-word="false" fo:orphans="0" fo:widows="0" style:punctuation-wrap="hanging" style:snap-to-layout-grid="false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 fo:font-size="12pt" style:letter-kerning="true" style:font-size-asian="12pt"/>
    </style:style>
    <style:style style:name="公文_28_首長_29_" style:display-name="公文(首長)" style:family="paragraph" style:parent-style-name="公文_28_共用樣式_29_" style:auto-update="true" style:default-outline-level="">
      <style:paragraph-properties fo:margin-left="0.298cm" fo:margin-right="0cm" fo:text-indent="-0.298cm" style:auto-text-indent="false"/>
      <style:text-properties fo:font-size="16pt" style:font-size-asian="16pt"/>
    </style:style>
    <style:style style:name="公文_28_傳真_29_" style:display-name="公文(傳真)" style:family="paragraph" style:parent-style-name="公文_28_共用樣式_29_" style:default-outline-level="">
      <style:paragraph-properties>
        <style:tab-stops>
          <style:tab-stop style:position="19.002cm"/>
        </style:tab-stops>
      </style:paragraph-properties>
      <style:text-properties fo:font-size="10pt" style:font-size-asian="10pt"/>
    </style:style>
    <style:style style:name="公文_28_後續段落_5f_聯絡人_29_" style:display-name="公文(後續段落_聯絡人)" style:family="paragraph" style:parent-style-name="公文_28_共用樣式_29_" style:default-outline-level="">
      <style:paragraph-properties fo:margin-left="18.302cm" fo:margin-right="0cm" fo:line-height="0.564cm" fo:text-indent="0cm" style:auto-text-indent="false"/>
      <style:text-properties fo:font-size="14pt" style:font-size-asian="14pt"/>
    </style:style>
    <style:style style:name="公文_28_草擬人_29_" style:display-name="公文(草擬人)" style:family="paragraph" style:parent-style-name="公文_28_共用樣式_29_" style:default-outline-level="">
      <style:paragraph-properties fo:margin-left="0cm" fo:margin-right="2cm" fo:text-align="end" style:justify-single-word="false" fo:text-indent="0cm" style:auto-text-indent="false"/>
      <style:text-properties fo:font-size="16pt" style:font-size-asian="16pt"/>
    </style:style>
    <style:style style:name="公文_28_檔號_29_" style:display-name="公文(檔號)" style:family="paragraph" style:parent-style-name="公文_28_共用樣式_29_" style:default-outline-level="">
      <style:text-properties fo:color="#ff0000"/>
    </style:style>
    <style:style style:name="公文_28_承辦單位_29_" style:display-name="公文(承辦單位)" style:family="paragraph" style:parent-style-name="公文_28_共用樣式_29_" style:default-outline-level="">
      <style:paragraph-properties fo:text-align="end" style:justify-single-word="false" style:snap-to-layout-grid="false"/>
      <style:text-properties fo:font-size="10pt" style:font-size-asian="10pt"/>
    </style:style>
    <style:style style:name="公文_28_敬會_29_" style:display-name="公文(敬會)" style:family="paragraph" style:parent-style-name="公文_28_共用樣式_29_" style:default-outline-level="">
      <style:paragraph-properties fo:margin-left="5.001cm" fo:margin-right="0cm" fo:text-indent="0cm" style:auto-text-indent="false" style:snap-to-layout-grid="false"/>
      <style:text-properties fo:font-size="16pt" style:font-size-asian="16pt"/>
    </style:style>
    <style:style style:name="公文_28_後續段落_5f_敬會_29_" style:display-name="公文(後續段落_敬會)" style:family="paragraph" style:parent-style-name="公文_28_共用樣式_29_" style:default-outline-level="">
      <style:paragraph-properties fo:margin-left="1.27cm" fo:margin-right="0cm" fo:text-indent="0cm" style:auto-text-indent="false" style:snap-to-layout-grid="false"/>
    </style:style>
    <style:style style:name="公文_28_空白行_29_" style:display-name="公文(空白行)" style:family="paragraph" style:parent-style-name="公文_28_共用樣式_29_" style:default-outline-level=""/>
    <style:style style:name="公文_28_說明事項_29_" style:display-name="公文(說明事項)" style:family="paragraph" style:parent-style-name="公文_28_主旨_29_" style:default-outline-level="">
      <style:paragraph-properties fo:margin-left="1.69cm" fo:margin-right="0cm" fo:text-indent="-1.129cm" style:auto-text-indent="false"/>
    </style:style>
    <style:style style:name="公文_28_判行_29_" style:display-name="公文(判行)" style:family="paragraph" style:parent-style-name="公文_28_共用樣式_29_" style:default-outline-level="">
      <style:paragraph-properties fo:text-align="start" style:justify-single-word="false"/>
      <style:text-properties fo:font-size="14pt" style:font-size-asian="14pt"/>
    </style:style>
    <style:style style:name="公文_28_備註事項_29_" style:display-name="公文(備註事項)" style:family="paragraph" style:parent-style-name="公文_28_說明事項_29_" style:auto-update="true" style:default-outline-level="">
      <style:paragraph-properties fo:margin-left="0.529cm" fo:margin-right="0cm" fo:line-height="100%" fo:text-indent="-0.353cm" style:auto-text-indent="false" style:snap-to-layout-grid="false"/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0.423cm"/>
        </style:list-level-properties>
      </text:outline-level-style>
      <text:outline-level-style text:level="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3" style:num-suffix="、" style:num-format="1, 2, 3, ...">
        <style:list-level-properties text:list-level-position-and-space-mode="label-alignment">
          <style:list-level-label-alignment text:label-followed-by="nothing" fo:text-indent="-0.847cm" fo:margin-left="1.693cm"/>
        </style:list-level-properties>
      </text:outline-level-style>
      <text:outline-level-style text:level="4" style:num-prefix="（" style:num-suffix="）" style:num-format="1, 2, 3, ...">
        <style:list-level-properties text:list-level-position-and-space-mode="label-alignment">
          <style:list-level-label-alignment text:label-followed-by="nothing" fo:text-indent="-1.27cm" fo:margin-left="2.5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text:list-tab-stop-position="3.104cm" fo:text-indent="-3.104cm" fo:margin-left="3.10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0.847cm"/>
        </style:list-level-properties>
      </text:list-level-style-number>
      <text:list-level-style-number text:level="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27cm" fo:margin-left="1.693cm"/>
        </style:list-level-properties>
      </text:list-level-style-number>
      <text:list-level-style-number text:level="3" style:num-suffix="、" style:num-format="1, 2, 3, ...">
        <style:list-level-properties text:list-level-position-and-space-mode="label-alignment">
          <style:list-level-label-alignment text:label-followed-by="nothing" fo:text-indent="-0.847cm" fo:margin-left="2.117cm"/>
        </style:list-level-properties>
      </text:list-level-style-number>
      <text:list-level-style-number text:level="4" style:num-prefix="（" style:num-suffix="）" style:num-format="1, 2, 3, ...">
        <style:list-level-properties text:list-level-position-and-space-mode="label-alignment">
          <style:list-level-label-alignment text:label-followed-by="nothing" fo:text-indent="-1.27cm" fo:margin-left="2.96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0.847cm"/>
        </style:list-level-properties>
      </text:list-level-style-number>
      <text:list-level-style-number text:level="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27cm" fo:margin-left="1.693cm"/>
        </style:list-level-properties>
      </text:list-level-style-number>
      <text:list-level-style-number text:level="3" style:num-suffix="、" style:num-format="1, 2, 3, ...">
        <style:list-level-properties text:list-level-position-and-space-mode="label-alignment">
          <style:list-level-label-alignment text:label-followed-by="nothing" fo:text-indent="-0.847cm" fo:margin-left="2.117cm"/>
        </style:list-level-properties>
      </text:list-level-style-number>
      <text:list-level-style-number text:level="4" style:num-prefix="（" style:num-suffix="）" style:num-format="1, 2, 3, ...">
        <style:list-level-properties text:list-level-position-and-space-mode="label-alignment">
          <style:list-level-label-alignment text:label-followed-by="nothing" fo:text-indent="-1.27cm" fo:margin-left="2.96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2.963cm"/>
        </style:list-level-properties>
      </text:list-level-style-number>
      <text:list-level-style-number text:level="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27cm" fo:margin-left="3.81cm"/>
        </style:list-level-properties>
      </text:list-level-style-number>
      <text:list-level-style-number text:level="3" style:num-suffix="、" style:num-format="1, 2, 3, ...">
        <style:list-level-properties text:list-level-position-and-space-mode="label-alignment">
          <style:list-level-label-alignment text:label-followed-by="nothing" fo:text-indent="-0.847cm" fo:margin-left="4.233cm"/>
        </style:list-level-properties>
      </text:list-level-style-number>
      <text:list-level-style-number text:level="4" style:num-prefix="（" style:num-suffix="）" style:num-format="1, 2, 3, ...">
        <style:list-level-properties text:list-level-position-and-space-mode="label-alignment">
          <style:list-level-label-alignment text:label-followed-by="nothing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5.856cm"/>
        </style:list-level-properties>
      </text:list-level-style-number>
      <text:list-level-style-number text:level="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27cm" fo:margin-left="6.703cm"/>
        </style:list-level-properties>
      </text:list-level-style-number>
      <text:list-level-style-number text:level="3" style:num-suffix="、" style:num-format="1, 2, 3, ...">
        <style:list-level-properties text:list-level-position-and-space-mode="label-alignment">
          <style:list-level-label-alignment text:label-followed-by="nothing" fo:text-indent="-0.847cm" fo:margin-left="7.126cm"/>
        </style:list-level-properties>
      </text:list-level-style-number>
      <text:list-level-style-number text:level="4" style:num-prefix="（" style:num-suffix="）" style:num-format="1, 2, 3, ...">
        <style:list-level-properties text:list-level-position-and-space-mode="label-alignment">
          <style:list-level-label-alignment text:label-followed-by="nothing" fo:text-indent="-1.27cm" fo:margin-left="7.97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0.847cm"/>
        </style:list-level-properties>
      </text:list-level-style-number>
      <text:list-level-style-number text:level="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27cm" fo:margin-left="1.693cm"/>
        </style:list-level-properties>
      </text:list-level-style-number>
      <text:list-level-style-number text:level="3" style:num-suffix="、" style:num-format="1, 2, 3, ...">
        <style:list-level-properties text:list-level-position-and-space-mode="label-alignment">
          <style:list-level-label-alignment text:label-followed-by="nothing" fo:text-indent="-0.847cm" fo:margin-left="2.117cm"/>
        </style:list-level-properties>
      </text:list-level-style-number>
      <text:list-level-style-number text:level="4" style:num-prefix="（" style:num-suffix="）" style:num-format="1, 2, 3, ...">
        <style:list-level-properties text:list-level-position-and-space-mode="label-alignment">
          <style:list-level-label-alignment text:label-followed-by="nothing" fo:text-indent="-1.27cm" fo:margin-left="2.96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0.847cm"/>
        </style:list-level-properties>
      </text:list-level-style-number>
      <text:list-level-style-number text:level="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27cm" fo:margin-left="1.693cm"/>
        </style:list-level-properties>
      </text:list-level-style-number>
      <text:list-level-style-number text:level="3" style:num-suffix="、" style:num-format="1, 2, 3, ...">
        <style:list-level-properties text:list-level-position-and-space-mode="label-alignment">
          <style:list-level-label-alignment text:label-followed-by="nothing" fo:text-indent="-0.847cm" fo:margin-left="2.117cm"/>
        </style:list-level-properties>
      </text:list-level-style-number>
      <text:list-level-style-number text:level="4" style:num-prefix="（" style:num-suffix="）" style:num-format="1, 2, 3, ...">
        <style:list-level-properties text:list-level-position-and-space-mode="label-alignment">
          <style:list-level-label-alignment text:label-followed-by="nothing" fo:text-indent="-1.27cm" fo:margin-left="2.96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2.54cm"/>
        </style:list-level-properties>
      </text:list-level-style-number>
      <text:list-level-style-number text:level="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27cm" fo:margin-left="3.387cm"/>
        </style:list-level-properties>
      </text:list-level-style-number>
      <text:list-level-style-number text:level="3" style:num-suffix="、" style:num-format="1, 2, 3, ...">
        <style:list-level-properties text:list-level-position-and-space-mode="label-alignment">
          <style:list-level-label-alignment text:label-followed-by="nothing" fo:text-indent="-0.847cm" fo:margin-left="3.81cm"/>
        </style:list-level-properties>
      </text:list-level-style-number>
      <text:list-level-style-number text:level="4" style:num-prefix="（" style:num-suffix="）" style:num-format="1, 2, 3, ...">
        <style:list-level-properties text:list-level-position-and-space-mode="label-alignment">
          <style:list-level-label-alignment text:label-followed-by="nothing" fo:text-indent="-1.27cm" fo:margin-left="4.657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2.963cm"/>
        </style:list-level-properties>
      </text:list-level-style-number>
      <text:list-level-style-number text:level="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27cm" fo:margin-left="3.81cm"/>
        </style:list-level-properties>
      </text:list-level-style-number>
      <text:list-level-style-number text:level="3" style:num-suffix="、" style:num-format="1, 2, 3, ...">
        <style:list-level-properties text:list-level-position-and-space-mode="label-alignment">
          <style:list-level-label-alignment text:label-followed-by="nothing" fo:text-indent="-0.847cm" fo:margin-left="4.233cm"/>
        </style:list-level-properties>
      </text:list-level-style-number>
      <text:list-level-style-number text:level="4" style:num-prefix="（" style:num-suffix="）" style:num-format="1, 2, 3, ...">
        <style:list-level-properties text:list-level-position-and-space-mode="label-alignment">
          <style:list-level-label-alignment text:label-followed-by="nothing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0.847cm"/>
        </style:list-level-properties>
      </text:list-level-style-number>
      <text:list-level-style-number text:level="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27cm" fo:margin-left="1.693cm"/>
        </style:list-level-properties>
      </text:list-level-style-number>
      <text:list-level-style-number text:level="3" style:num-suffix="、" style:num-format="1, 2, 3, ...">
        <style:list-level-properties text:list-level-position-and-space-mode="label-alignment">
          <style:list-level-label-alignment text:label-followed-by="nothing" fo:text-indent="-0.847cm" fo:margin-left="2.117cm"/>
        </style:list-level-properties>
      </text:list-level-style-number>
      <text:list-level-style-number text:level="4" style:num-prefix="（" style:num-suffix="）" style:num-format="1, 2, 3, ...">
        <style:list-level-properties text:list-level-position-and-space-mode="label-alignment">
          <style:list-level-label-alignment text:label-followed-by="nothing" fo:text-indent="-1.27cm" fo:margin-left="2.96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0.847cm"/>
        </style:list-level-properties>
      </text:list-level-style-number>
      <text:list-level-style-number text:level="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27cm" fo:margin-left="1.693cm"/>
        </style:list-level-properties>
      </text:list-level-style-number>
      <text:list-level-style-number text:level="3" style:num-suffix="、" style:num-format="1, 2, 3, ...">
        <style:list-level-properties text:list-level-position-and-space-mode="label-alignment">
          <style:list-level-label-alignment text:label-followed-by="nothing" fo:text-indent="-0.847cm" fo:margin-left="2.117cm"/>
        </style:list-level-properties>
      </text:list-level-style-number>
      <text:list-level-style-number text:level="4" style:num-prefix="（" style:num-suffix="）" style:num-format="1, 2, 3, ...">
        <style:list-level-properties text:list-level-position-and-space-mode="label-alignment">
          <style:list-level-label-alignment text:label-followed-by="nothing" fo:text-indent="-1.27cm" fo:margin-left="2.96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、" style:num-format="甲, 乙, 丙, ...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style:num-suffix="、" style:num-format="子, 丑, 寅, ...">
        <style:list-level-properties text:list-level-position-and-space-mode="label-alignment">
          <style:list-level-label-alignment text:label-followed-by="nothing" fo:text-indent="-1cm" fo:margin-left="1.75cm"/>
        </style:list-level-properties>
      </text:list-level-style-number>
      <text:list-level-style-number text:level="3" style:num-suffix="、" style:num-format="壹, 貳, 參, ...">
        <style:list-level-properties text:list-level-position-and-space-mode="label-alignment">
          <style:list-level-label-alignment text:label-followed-by="nothing" fo:text-indent="-1cm" fo:margin-left="2.501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nothing" fo:text-indent="-1.249cm" fo:margin-left="3.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、" style:num-format="甲, 乙, 丙, ...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style:num-suffix="、" style:num-format="子, 丑, 寅, ...">
        <style:list-level-properties text:list-level-position-and-space-mode="label-alignment">
          <style:list-level-label-alignment text:label-followed-by="nothing" fo:text-indent="-1cm" fo:margin-left="1.75cm"/>
        </style:list-level-properties>
      </text:list-level-style-number>
      <text:list-level-style-number text:level="3" style:num-suffix="、" style:num-format="壹, 貳, 參, ...">
        <style:list-level-properties text:list-level-position-and-space-mode="label-alignment">
          <style:list-level-label-alignment text:label-followed-by="nothing" fo:text-indent="-1cm" fo:margin-left="2.501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nothing" fo:text-indent="-1.249cm" fo:margin-left="3.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0.423cm"/>
        </style:list-level-properties>
      </text:list-level-style-number>
      <text:list-level-style-number text:level="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3" style:num-suffix="、" style:num-format="1, 2, 3, ...">
        <style:list-level-properties text:list-level-position-and-space-mode="label-alignment">
          <style:list-level-label-alignment text:label-followed-by="nothing" fo:text-indent="-0.847cm" fo:margin-left="1.693cm"/>
        </style:list-level-properties>
      </text:list-level-style-number>
      <text:list-level-style-number text:level="4" style:num-prefix="（" style:num-suffix="）" style:num-format="1, 2, 3, ...">
        <style:list-level-properties text:list-level-position-and-space-mode="label-alignment">
          <style:list-level-label-alignment text:label-followed-by="nothing" fo:text-indent="-1.27cm" fo:margin-left="2.5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Chapter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0.423cm"/>
        </style:list-level-properties>
      </text:list-level-style-number>
      <text:list-level-style-number text:level="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3" style:num-suffix="、" style:num-format="1, 2, 3, ...">
        <style:list-level-properties text:list-level-position-and-space-mode="label-alignment">
          <style:list-level-label-alignment text:label-followed-by="nothing" fo:text-indent="-0.847cm" fo:margin-left="1.693cm"/>
        </style:list-level-properties>
      </text:list-level-style-number>
      <text:list-level-style-number text:level="4" style:num-prefix="（" style:num-suffix="）" style:num-format="1, 2, 3, ...">
        <style:list-level-properties text:list-level-position-and-space-mode="label-alignment">
          <style:list-level-label-alignment text:label-followed-by="nothing" fo:text-indent="-1.27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公文_28_裝訂線_29_">
      <style:paragraph-properties fo:text-align="start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00000a"/>
    </style:style>
    <style:style style:name="MT2" style:family="text">
      <style:text-properties style:font-name="標楷體" fo:font-size="12pt" style:font-name-asian="標楷體1" style:font-size-asian="12pt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12.534cm" fo:min-width="0.57cm" fo:padding-top="0cm" fo:padding-bottom="0cm" fo:padding-left="0cm" fo:padding-right="0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Dashed_20__28_var_29__20_4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75cm" fo:margin-left="2.501cm" fo:margin-right="2.501cm" style:writing-mode="lr-tb" style:layout-grid-color="#c0c0c0" style:layout-grid-lines="57" style:layout-grid-base-height="0.39cm" style:layout-grid-ruby-height="0.04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" draw:name="Text Box 19" draw:style-name="Mgr1" draw:text-style-name="MP2" svg:width="0.569cm" svg:height="12.533cm" svg:x="-1.272cm" svg:y="6.782cm"><text:p text:style-name="MP1"><text:span text:style-name="MT1">裝訂線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0" draw:name="Line 18" draw:style-name="Mgr2" draw:text-style-name="MP2" svg:x1="-1.013cm" svg:y1="1.03cm" svg:x2="-0.904cm" svg:y2="25.043cm"><text:p/></draw:line></text:p>
      </style:header>
      <style:footer>
        <text:p text:style-name="MP3"><text:span text:style-name="MT2">第</text:span><text:span text:style-name="page_20_number"><text:span text:style-name="MT2"><text:page-number text:select-page="current">1</text:page-number></text:span></text:span><text:span text:style-name="MT2">頁　共</text:span><field:fieldmark-start text:name="__Fieldmark__278_2945274212" field:type="SECTIONPAGES \* CHINESENUM3 \* MERGEFORMAT"/><field:fieldmark-end/><text:span text:style-name="MT2">一頁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書函</dc:title>
    <dc:subject>Word 97 公文文件　書函</dc:subject>
    <dc:description>這份文件是利用 GDMake 製作的公文。</dc:description>
    <meta:editing-cycles>3</meta:editing-cycles>
    <meta:print-date>1999-08-04T03:31:00</meta:print-date>
    <meta:creation-date>2018-11-02T16:21:33.614000000</meta:creation-date>
    <dc:date>2018-11-02T16:22:13.466000000</dc:date>
    <meta:editing-duration>PT1M40S</meta:editing-duration>
    <meta:generator>LibreOffice/5.3.7.2$Windows_X86_64 LibreOffice_project/6b8ed514a9f8b44d37a1b96673cbbdd077e24059</meta:generator>
    <meta:document-statistic meta:table-count="1" meta:image-count="0" meta:object-count="0" meta:page-count="1" meta:paragraph-count="24" meta:word-count="405" meta:character-count="541" meta:non-whitespace-character-count="5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修訂編號" meta:value-type="string">1999.11.18</meta:user-defined>
    <meta:template xlink:type="simple" xlink:actuate="onRequest" xlink:title="GDOut" xlink:href=""/>
  </office:meta>
</office:document-meta>
</file>